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Script: We The People — Stand Together</text:p>
      <text:list xml:id="list493205793377570303" text:style-name="Outline">
        <text:list-item>
          <text:list>
            <text:list-item>
              <text:h text:style-name="Heading_20_2" text:outline-level="2">[0:00 – 0:05]</text:h>
            </text:list-item>
          </text:list>
        </text:list-item>
      </text:list>
      <text:p text:style-name="Standard">Visual:<text:line-break/>Blurred scene, protestors retreating from black-uniformed aggressors. White bold text fades in:<text:line-break/>Text on screen: "Dictators Divide."</text:p>
      <text:p text:style-name="Standard">Narrator (calm, firm): "Dictators divide."</text:p>
      <text:list xml:id="list36775130" text:continue-numbering="true" text:style-name="Outline">
        <text:list-item>
          <text:list>
            <text:list-item>
              <text:h text:style-name="Heading_20_2" text:outline-level="2">[0:06 – 0:15]</text:h>
            </text:list-item>
          </text:list>
        </text:list-item>
      </text:list>
      <text:p text:style-name="Standard">Visual:<text:line-break/>- Protester trampled by black-uniformed aggressors with riot shields<text:line-break/>- News feeds flooded with obviously-fake headlines<text:line-break/>- AI troll farms generating hate and division</text:p>
      <text:p text:style-name="Standard">Narrator: "They are using fear. Lies. Manipulation. Chaos."</text:p>
      <text:list xml:id="list36790089" text:continue-numbering="true" text:style-name="Outline">
        <text:list-item>
          <text:list>
            <text:list-item>
              <text:h text:style-name="Heading_20_2" text:outline-level="2">[0:16 – 0:26]</text:h>
            </text:list-item>
          </text:list>
        </text:list-item>
      </text:list>
      <text:p text:style-name="Standard">Visual:<text:line-break/>- Faces isolated by glowing phone screens<text:line-break/>- Facial recognition scanning crowds<text:line-break/>- People arguing while pointing at screens</text:p>
      <text:p text:style-name="Standard">Narrator: "Division isn’t a side effect. It’s the strategy."</text:p>
      <text:list xml:id="list36783334" text:continue-numbering="true" text:style-name="Outline">
        <text:list-item>
          <text:list>
            <text:list-item>
              <text:h text:style-name="Heading_20_2" text:outline-level="2">[0:27 – 0:34]</text:h>
            </text:list-item>
          </text:list>
        </text:list-item>
      </text:list>
      <text:p text:style-name="Standard">Visual:<text:line-break/>- Community meeting in a garage<text:line-break/>- Person dragging online chat groups together<text:line-break/>- People agreeing while pointing at or touching a shared screen</text:p>
      <text:p text:style-name="Standard">Narrator: "But what they divide, we reconnect. What they break, we rebuild. What they"</text:p>
      <text:list xml:id="list36764295" text:continue-numbering="true" text:style-name="Outline">
        <text:list-item>
          <text:list>
            <text:list-item>
              <text:h text:style-name="Heading_20_2" text:outline-level="2">[0:35 – 0:45]</text:h>
            </text:list-item>
          </text:list>
        </text:list-item>
      </text:list>
      <text:p text:style-name="Standard">Visual:<text:line-break/>- Digital map of nodes lighting up<text:line-break/>- Woman logs into a platform: GroupBuild<text:line-break/>- Protest plans taking shape via chat overlays</text:p>
      <text:p text:style-name="Standard">Narrator: "We don’t need permission to organize. We just need the tools. Democracy where technology is on our side."</text:p>
      <text:list xml:id="list36763302" text:continue-numbering="true" text:style-name="Outline">
        <text:list-item>
          <text:list>
            <text:list-item>
              <text:h text:style-name="Heading_20_2" text:outline-level="2"><text:soft-page-break/>[0:46 – 0:55]</text:h>
            </text:list-item>
          </text:list>
        </text:list-item>
      </text:list>
      <text:p text:style-name="Standard">Visual:<text:line-break/>- GroupBuild UI: voting, planning, coordination<text:line-break/>- People in front of different country flags, holding glowing phones above their heads.<text:line-break/>- Narrator character overlays as determined, photorealistic face</text:p>
      <text:p text:style-name="Standard">Narrator: "This isn’t just resistance. It’s coordinated advocacy. It’s what they fear most."</text:p>
      <text:list xml:id="list36764142" text:continue-numbering="true" text:style-name="Outline">
        <text:list-item>
          <text:list>
            <text:list-item>
              <text:h text:style-name="Heading_20_2" text:outline-level="2">[0:56 – 1:05]</text:h>
            </text:list-item>
          </text:list>
        </text:list-item>
      </text:list>
      <text:p text:style-name="Standard">Visual:<text:line-break/>- Diverse faces looking into camera<text:line-break/>- A symbolic crowd beginning to form<text:line-break/>Text on screen: "We The People," "...Unite."</text:p>
      <text:p text:style-name="Standard">Narrator (rising intensity): "We The People... Unite."</text:p>
      <text:list xml:id="list36789530" text:continue-numbering="true" text:style-name="Outline">
        <text:list-item>
          <text:list>
            <text:list-item>
              <text:h text:style-name="Heading_20_2" text:outline-level="2">[1:06 – 1:15]</text:h>
            </text:list-item>
          </text:list>
        </text:list-item>
      </text:list>
      <text:p text:style-name="Standard">Visual:<text:line-break/>- Three words rise like protest placards, moving over the GroupBuild logo:<text:line-break/> <text:s/>- Stand.<text:line-break/> <text:s/>- Together.<text:line-break/> <text:s/>- GroupBuild.</text:p>
      <text:p text:style-name="Standard">Narrator (strong, concluding): "Stand. Together. GroupBuild."</text:p>
      <text:list xml:id="list36778173" text:continue-numbering="true" text:style-name="Outline">
        <text:list-item>
          <text:list>
            <text:list-item>
              <text:h text:style-name="Heading_20_2" text:outline-level="2">[1:16 – End]</text:h>
            </text:list-item>
          </text:list>
        </text:list-item>
      </text:list>
      <text:p text:style-name="Standard">Visual:<text:line-break/>Fade to blurred protestors.<text:line-break/>On-screen CTA: [ Join Us ] | [ Watch More Episodes ] | [groupbuild.org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1T16:51:14.25</dc:date>
    <meta:editing-duration>P0D</meta:editing-duration>
    <meta:generator>OpenOffice/4.1.15$Win32 OpenOffice.org_project/4115m2$Build-9813</meta:generator>
    <meta:document-statistic meta:table-count="0" meta:image-count="0" meta:object-count="0" meta:page-count="2" meta:paragraph-count="27" meta:word-count="315" meta:character-count="2013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